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082089" officeooo:paragraph-rsid="000820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cabsize</text:p>
      <text:p text:style-name="P1">Stopword</text:p>
      <text:p text:style-name="P1">tokenize</text:p>
      <text:p text:style-name="P1">max_len = 6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3:49:09.646742935</meta:creation-date>
    <dc:date>2021-02-08T13:52:55.532869310</dc:date>
    <meta:editing-duration>PT3M48S</meta:editing-duration>
    <meta:editing-cycles>1</meta:editing-cycles>
    <meta:document-statistic meta:table-count="0" meta:image-count="0" meta:object-count="0" meta:page-count="1" meta:paragraph-count="4" meta:word-count="6" meta:character-count="37" meta:non-whitespace-character-count="35"/>
    <meta:generator>LibreOffice/6.4.6.2$Linux_X86_64 LibreOffice_project/40$Build-2</meta:generator>
  </office:meta>
</office:document-meta>
</file>